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Context.NamespaceContext( XmlObject xml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ContextStack.push( NamespaceContext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Context.NamespaceContext( Prefix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ContextStack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Context.push( NamespaceContext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Context.p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paceContext.get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Context.NamespaceContext( Map prefixToUri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Context.getNamespaceForPrefix( String prefix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NamespaceContext.NamespaceContext( TypeStore type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Context.getNamespaceContextSt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spaceContext.NamespaceContext( StartElement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